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-vt-6000" table:style-name="ta1">
        <table:shapes>
          <draw:frame draw:z-index="0" draw:style-name="gr1" draw:text-style-name="P1" svg:width="6.2988in" svg:height="3.5429in" svg:x="8.2213in" svg:y="1.2417in">
            <draw:object draw:notify-on-update-of-ranges="'w-vt-6000'.A8:'w-vt-6000'.A8 'w-vt-6000'.B8:'w-vt-6000'.B8 'w-vt-6000'.A9:'w-vt-6000'.A9 'w-vt-6000'.B9:'w-vt-6000'.B9 'w-vt-6000'.A10:'w-vt-6000'.A10 'w-vt-6000'.B10:'w-vt-6000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773" calcext:value-type="float">
            <text:p>773</text:p>
          </table:table-cell>
          <table:table-cell office:value-type="float" office:value="40.88" calcext:value-type="float">
            <text:p>40.88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48.25189" calcext:value-type="float">
            <text:p>248.25189</text:p>
          </table:table-cell>
          <table:table-cell office:value-type="float" office:value="32.49" calcext:value-type="float">
            <text:p>32.49</text:p>
          </table:table-cell>
          <table:table-cell office:value-type="float" office:value="51.88" calcext:value-type="float">
            <text:p>51.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52" calcext:value-type="float">
            <text:p>752</text:p>
          </table:table-cell>
          <table:table-cell office:value-type="float" office:value="49.63" calcext:value-type="float">
            <text:p>49.63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48.08766" calcext:value-type="float">
            <text:p>248.08766</text:p>
          </table:table-cell>
          <table:table-cell office:value-type="float" office:value="42.88" calcext:value-type="float">
            <text:p>42.88</text:p>
          </table:table-cell>
          <table:table-cell office:value-type="float" office:value="113.38" calcext:value-type="float">
            <text:p>113.3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773" calcext:value-type="float">
            <text:p>773</text:p>
          </table:table-cell>
          <table:table-cell office:value-type="float" office:value="47.32" calcext:value-type="float">
            <text:p>47.32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495.94974" calcext:value-type="float">
            <text:p>495.94974</text:p>
          </table:table-cell>
          <table:table-cell office:value-type="float" office:value="75.31" calcext:value-type="float">
            <text:p>75.31</text:p>
          </table:table-cell>
          <table:table-cell office:value-type="float" office:value="165.16" calcext:value-type="float">
            <text:p>165.16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flux sem redis</text:p>
          </table:table-cell>
          <table:table-cell office:value-type="float" office:value="248.25189" calcext:value-type="float">
            <text:p>248.25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bflux com redis</text:p>
          </table:table-cell>
          <table:table-cell office:value-type="float" office:value="278.3" calcext:value-type="float">
            <text:p>278.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30T06:06:14.954580507</dc:date>
    <meta:editing-duration>PT11M37S</meta:editing-duration>
    <meta:editing-cycles>1</meta:editing-cycles>
    <meta:document-statistic meta:table-count="1" meta:cell-count="4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76cm" svg:y="0.316cm" chart:style-name="ch2">
          <text:p>Webflux com e sem redis (6000 usuários)</text:p>
        </chart:title>
        <chart:legend chart:legend-position="end" svg:x="12.387cm" svg:y="3.952cm" style:legend-expansion="high" chart:style-name="ch3"/>
        <chart:plot-area chart:style-name="ch4" table:cell-range-address="'w-vt-6000'.A8:'w-vt-6000'.B10" chart:data-source-has-labels="both" svg:x="0.32cm" svg:y="1.275cm" svg:width="11.747cm" svg:height="7.545cm">
          <chartooo:coordinate-region svg:x="1.127cm" svg:y="1.275cm" svg:width="10.94cm" svg:height="6.898cm"/>
          <chart:axis chart:dimension="x" chart:name="primary-x" chart:style-name="ch5" chartooo:axis-type="auto">
            <chartooo:date-scale/>
            <chart:categories table:cell-range-address="'w-vt-6000'.B8:'w-vt-6000'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-vt-6000'.B9:'w-vt-6000'.B9" chart:label-cell-address="'w-vt-6000'.A9:'w-vt-6000'.A9" chart:class="chart:bar">
            <chart:data-point/>
          </chart:series>
          <chart:series chart:style-name="ch9" chart:values-cell-range-address="'w-vt-6000'.B10:'w-vt-6000'.B10" chart:label-cell-address="'w-vt-6000'.A10:'w-vt-6000'.A10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'w-vt-6000'.B8:'w-vt-6000'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flux sem redis</text:p>
                <draw:g>
                  <svg:desc>'w-vt-6000'.A9:'w-vt-6000'.A9</svg:desc>
                </draw:g>
              </table:table-cell>
              <table:table-cell office:value-type="float" office:value="248.25189">
                <text:p>248.25189</text:p>
                <draw:g>
                  <svg:desc>'w-vt-6000'.B9:'w-vt-6000'.B9</svg:desc>
                </draw:g>
              </table:table-cell>
            </table:table-row>
            <table:table-row>
              <table:table-cell office:value-type="string">
                <text:p>Webflux com redis</text:p>
                <draw:g>
                  <svg:desc>'w-vt-6000'.A10:'w-vt-6000'.A10</svg:desc>
                </draw:g>
              </table:table-cell>
              <table:table-cell office:value-type="float" office:value="278.3">
                <text:p>278.3</text:p>
                <draw:g>
                  <svg:desc>'w-vt-6000'.B10:'w-vt-6000'.B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